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3591" officeooo:paragraph-rsid="0001359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13591" officeooo:paragraph-rsid="00013591" style:font-weight-asian="normal" style:font-weight-complex="normal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Text_20_body">
      <style:paragraph-properties fo:text-align="center" style:justify-single-word="false"/>
      <style:text-properties officeooo:paragraph-rsid="0004c084"/>
    </style:style>
    <style:style style:name="P5" style:family="paragraph" style:parent-style-name="Header">
      <style:text-properties style:font-name="Times New Roman" officeooo:rsid="00013591" officeooo:paragraph-rsid="00013591"/>
    </style:style>
    <style:style style:name="P6" style:family="paragraph" style:parent-style-name="Header">
      <style:paragraph-properties fo:text-align="start" style:justify-single-word="false"/>
      <style:text-properties officeooo:rsid="00026ae3" officeooo:paragraph-rsid="00026ae3"/>
    </style:style>
    <style:style style:name="P7" style:family="paragraph" style:parent-style-name="Header">
      <style:text-properties officeooo:rsid="0004c084" officeooo:paragraph-rsid="0004c084"/>
    </style:style>
    <style:style style:name="P8" style:family="paragraph" style:parent-style-name="Heading_20_1" style:master-page-name="Preamble">
      <style:paragraph-properties fo:text-align="center" style:justify-single-word="false" style:page-number="auto"/>
      <style:text-properties officeooo:rsid="0004c084" officeooo:paragraph-rsid="0004c084"/>
    </style:style>
    <style:style style:name="P9" style:family="paragraph" style:parent-style-name="Heading_20_1" style:master-page-name="Standard">
      <style:paragraph-properties fo:text-align="center" style:justify-single-word="false" style:page-number="1"/>
      <style:text-properties officeooo:rsid="0004c084" officeooo:paragraph-rsid="0004c084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style:font-name="Times New Roman" officeooo:rsid="00013591"/>
    </style:style>
    <style:style style:name="T2" style:family="text">
      <style:text-properties style:font-name="Times New Roman" officeooo:rsid="0004c084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easibility Analysis </text:p>
      <text:p text:style-name="P1">of</text:p>
      <text:p text:style-name="P1"><text:s/>Webstore Cre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or</text:p>
      <text:p text:style-name="P2"/>
      <text:p text:style-name="P2">Professor J. Gentetti</text:p>
      <text:p text:style-name="P2">University of Alaska Fairbanks</text:p>
      <text:p text:style-name="P2">Fairbanks, Alaska</text:p>
      <text:p text:style-name="P2"/>
      <text:p text:style-name="P2"/>
      <text:p text:style-name="P2"/>
      <text:p text:style-name="P2">by</text:p>
      <text:p text:style-name="P2"/>
      <text:p text:style-name="P2">Bucky J. Frost</text:p>
      <text:p text:style-name="P2">Computer Science 471 Stud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date style:data-style-name="N75" text:date-value="2014-09-22T13:53:47.157000149">Sep 22, 2014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">Table of Contents</text:p>
          </text:index-title>
          <text:p text:style-name="P11"><text:a xlink:type="simple" xlink:href="#__RefHeading__319_755301386" text:style-name="Index_20_Link" text:visited-style-name="Index_20_Link">Executive Summary<text:tab/>iii</text:a></text:p>
          <text:p text:style-name="P11"><text:a xlink:type="simple" xlink:href="#__RefHeading__552_755301386" text:style-name="Index_20_Link" text:visited-style-name="Index_20_Link">Introduction<text:tab/>1</text:a></text:p>
        </text:index-body>
      </text:table-of-content>
      <text:user-index text:style-name="Sect1" text:protected="true" text:name="User-Defined1">
        <text:user-index-source text:use-graphics="true" text:use-index-marks="true" text:use-tables="true" text:index-name="User-Defined">
          <text:index-title-template text:style-name="User_20_Index_20_Heading">Figures and Tabl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2" text:name="User-Defined1_Head">
            <text:p text:style-name="User_20_Index_20_Heading">Figures and Tables</text:p>
          </text:index-title>
        </text:index-body>
      </text:user-index>
      <text:p text:style-name="User_20_Index_20_Heading"/>
      <text:h text:style-name="P8" text:outline-level="1"><text:bookmark-start text:name="__RefHeading__319_755301386"/>Executive Summary<text:bookmark-end text:name="__RefHeading__319_755301386"/></text:h>
      <text:p text:style-name="P4"/>
      <text:h text:style-name="P9" text:outline-level="1"><text:bookmark-start text:name="__RefHeading__552_755301386"/>Introduction<text:bookmark-end text:name="__RefHeading__552_7553013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Times New Roman2" fo:font-family="'Times New Roman'" style:font-style-name="Regular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Times New Roman2" fo:font-family="'Times New Roman'" style:font-style-name="Regular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Regular" style:font-family-generic="roman" style:font-pitch="variable"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1" fo:font-family="'Times New Roman'" style:font-style-name="Bold" style:font-family-generic="roman" style:font-pitch="variable" fo:font-weight="normal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26ae3" officeooo:paragraph-rsid="00026ae3"/>
    </style:style>
    <style:style style:name="MP2" style:family="paragraph" style:parent-style-name="Header">
      <style:text-properties style:font-name="Times New Roman" officeooo:rsid="00013591" officeooo:paragraph-rsid="00013591"/>
    </style:style>
    <style:style style:name="MP3" style:family="paragraph" style:parent-style-name="Header">
      <style:text-properties officeooo:rsid="0004c084" officeooo:paragraph-rsid="0004c084"/>
    </style:style>
    <style:style style:name="MT1" style:family="text">
      <style:text-properties style:font-name="Times New Roman" officeooo:rsid="00013591"/>
    </style:style>
    <style:style style:name="MT2" style:family="text">
      <style:text-properties style:font-name="Times New Roman" officeooo:rsid="0004c08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Webstore Feasibility Analys</text:span><text:span text:style-name="MT2">is</text:span> <text:s text:c="105"/><text:page-number text:select-page="current">1</text:page-number></text:p>
      </style:header>
    </style:master-page>
    <style:master-page style:name="First_20_Page" style:display-name="First Page" style:page-layout-name="Mpm2" style:next-style-name="Preamble">
      <style:header>
        <text:p text:style-name="MP2">Webstore Feasibility Analysis</text:p>
      </style:header>
    </style:master-page>
    <style:master-page style:name="Preamble" style:page-layout-name="Mpm3" style:next-style-name="Standard">
      <style:header>
        <text:p text:style-name="MP3">Webstore Feasibility Analysis <text:s text:c="104"/><text:page-number style:num-format="i" text:select-page="current">iii</text:page-number> <text:s text:c="10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2:59:20.037000000</meta:creation-date>
    <dc:date>2014-09-22T13:53:47.079000000</dc:date>
    <meta:editing-duration>PT43M49S</meta:editing-duration>
    <meta:editing-cycles>3</meta:editing-cycles>
    <meta:generator>LibreOffice/4.2.5.2$Windows_x86 LibreOffice_project/6ff819b65674ae6c83f3cbab9e4a4c2b292a7a94</meta:generator>
    <meta:document-statistic meta:table-count="0" meta:image-count="0" meta:object-count="0" meta:page-count="5" meta:paragraph-count="20" meta:word-count="51" meta:character-count="674" meta:non-whitespace-character-count="327"/>
  </office:meta>
</office:document-meta>
</file>